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table:style-name="Default"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table:style-name="Default"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table:style-name="Default"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table:style-name="Default"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table:style-name="Default"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table:style-name="Default"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table:style-name="Default"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table:style-name="Default"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table:style-name="Default"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table:style-name="Default"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table:style-name="Default"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table:style-name="Default"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4 installation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Linux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Pi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ython VM: </text:span>Django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Grafana and InfluxDB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Redis and Celery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gging, reboot of grafana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stallation on Pi4: project, Django, Influx, Grafana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ation on Pi4: Celery, Redis, all running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te.it, nginx and gunicorn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script as a service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ashboards, alerts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 restart, CRC error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ure data at The Block, re-format USB driver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3.7 install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ginx through Virtualbox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via nginx and upstream, adding error request to script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back to grid, fixed daily kWh graph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00/00/00</text:date>, <text:time style:data-style-name="N2" text:time-value="21:55:37.043396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20-05-08T21:56:50.875454191</dc:date>
    <meta:editing-duration>PT1H4M6S</meta:editing-duration>
    <meta:editing-cycles>49</meta:editing-cycles>
    <meta:generator>LibreOffice/6.0.7.3$Linux_X86_64 LibreOffice_project/00m0$Build-3</meta:generator>
    <meta:document-statistic meta:table-count="1" meta:cell-count="159" meta:object-count="0"/>
  </office:meta>
</office:document-meta>
</file>